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Verdana" svg:font-family="Verdana"/>
    <style:font-face style:name="Verdana1"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d5d5d5" style:font-name="Verdana" fo:font-size="15pt" fo:background-color="#262626"/>
    </style:style>
    <style:style style:name="P2" style:family="paragraph" style:parent-style-name="Standard">
      <style:text-properties fo:color="#d5d5d5" style:font-name="Verdana" fo:font-size="15pt" fo:letter-spacing="normal" fo:background-color="#262626"/>
    </style:style>
    <style:style style:name="P3" style:family="paragraph" style:parent-style-name="Standard">
      <style:text-properties fo:color="#d5d5d5" style:font-name="Verdana" fo:font-size="15pt" fo:letter-spacing="normal" fo:font-weight="bold" fo:background-color="#262626"/>
    </style:style>
    <style:style style:name="P4" style:family="paragraph" style:parent-style-name="Standard">
      <style:text-properties fo:color="#d5d5d5" style:font-name="Verdana" fo:font-size="22pt" fo:letter-spacing="normal" fo:background-color="#262626"/>
    </style:style>
    <style:style style:name="P5" style:family="paragraph" style:parent-style-name="Standard">
      <style:text-properties fo:color="#d5d5d5" style:font-name="Andale Mono" fo:font-size="10pt" fo:letter-spacing="normal" fo:background-color="#262626" style:font-size-asian="10pt" style:font-size-complex="10pt"/>
    </style:style>
    <style:style style:name="P6" style:family="paragraph" style:parent-style-name="Standard">
      <style:paragraph-properties fo:text-align="start" style:justify-single-word="false">
        <style:drop-cap/>
      </style:paragraph-properties>
    </style:style>
    <style:style style:name="P7" style:family="paragraph" style:parent-style-name="Standard">
      <style:paragraph-properties fo:text-align="start" style:justify-single-word="false">
        <style:drop-cap style:lines="2"/>
      </style:paragraph-properties>
    </style:style>
    <style:style style:name="P8" style:family="paragraph" style:parent-style-name="Standard">
      <style:text-properties style:font-name="Andale Mono" fo:font-size="10pt" style:font-size-asian="10pt" style:font-name-complex="Andale Mono" style:font-size-complex="10pt"/>
    </style:style>
    <style:style style:name="P9"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0"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11" style:family="paragraph" style:parent-style-name="Standard">
      <style:text-properties style:font-name="Andale Mono" fo:font-size="10pt" style:font-name-asian="SimSun" style:font-size-asian="10pt" style:font-name-complex="Andale Mono" style:font-size-complex="10pt"/>
    </style:style>
    <style:style style:name="P12"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3"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4"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6"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7"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8" style:family="paragraph" style:parent-style-name="Standard">
      <style:paragraph-properties fo:text-align="start" style:justify-single-word="false" fo:background-color="transparent">
        <style:drop-cap style:lines="2"/>
        <style:background-image/>
      </style:paragraph-properties>
    </style:style>
    <style:style style:name="P19"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0"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21"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2pt" fo:letter-spacing="normal" fo:font-weight="bold" fo:background-color="transparent" style:font-size-asian="12pt" style:font-size-complex="12pt"/>
    </style:style>
    <style:style style:name="P24"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2pt" fo:letter-spacing="normal" fo:font-weight="normal" fo:background-color="transparent" style:font-size-asian="12pt" style:font-weight-asian="normal" style:font-size-complex="12pt" style:font-weight-complex="normal"/>
    </style:style>
    <style:style style:name="P25" style:family="paragraph" style:parent-style-name="Standard">
      <style:paragraph-properties fo:background-color="transparent">
        <style:background-image/>
      </style:paragraph-properties>
      <style:text-properties fo:color="#d5d5d5" style:font-name="Verdana" fo:font-size="12pt" fo:background-color="#262626"/>
    </style:style>
    <style:style style:name="P26" style:family="paragraph" style:parent-style-name="Standard">
      <style:paragraph-properties fo:background-color="transparent" fo:padding="0.035cm" fo:border="0.035cm solid #000000">
        <style:background-image/>
      </style:paragraph-properties>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2"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5" style:family="paragraph" style:parent-style-name="Standard">
      <style:paragraph-properties fo:text-align="start" style:justify-single-word="false" fo:background-color="transparent" fo:padding="0.035cm" fo:border="0.035cm solid #000000">
        <style:background-image/>
      </style:paragraph-properties>
    </style:style>
    <style:style style:name="P36"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7" style:family="paragraph" style:parent-style-name="Standard">
      <style:paragraph-properties fo:padding="0cm" fo:border="none"/>
      <style:text-properties style:font-name="Andale Mono" fo:font-size="10pt" style:font-size-asian="10pt" style:font-name-complex="Andale Mono" style:font-size-complex="10pt"/>
    </style:style>
    <style:style style:name="P38"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9" style:family="paragraph" style:parent-style-name="Standard">
      <style:paragraph-properties fo:background-color="#dddddd" fo:padding="0.035cm" fo:border="0.035cm solid #000000">
        <style:background-image/>
      </style:paragraph-properties>
    </style:style>
    <style:style style:name="P40"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1"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42"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4" style:family="paragraph" style:parent-style-name="Standard">
      <style:text-properties style:font-name="Andale Mono" fo:font-size="10pt" style:font-name-asian="SimSun" style:font-size-asian="10pt" style:font-name-complex="Andale Mono" style:font-size-complex="10pt"/>
    </style:style>
    <style:style style:name="P45" style:family="paragraph" style:parent-style-name="Standard">
      <style:text-properties fo:color="#d5d5d5" style:font-name="Verdana" fo:font-size="15pt" fo:letter-spacing="normal" fo:background-color="#262626"/>
    </style:style>
    <style:style style:name="P46" style:family="paragraph" style:parent-style-name="Standard">
      <style:text-properties fo:color="#d5d5d5" style:font-name="Verdana" fo:font-size="15pt" fo:letter-spacing="normal" fo:font-weight="bold" fo:background-color="transparent"/>
    </style:style>
    <style:style style:name="T1" style:family="text">
      <style:text-properties style:font-name="Andale Mono" fo:font-size="10pt" style:font-size-asian="10pt" style:font-name-complex="Andale Mono" style:font-size-complex="10pt"/>
    </style:style>
    <style:style style:name="T2" style:family="text">
      <style:text-properties style:font-name="Andale Mono" fo:font-size="10pt" fo:font-weight="bold" style:font-size-asian="10pt" style:font-weight-asian="bold" style:font-name-complex="Andale Mono" style:font-size-complex="10pt" style:font-weight-complex="bold"/>
    </style:style>
    <style:style style:name="T3"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4"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5"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6" style:family="text">
      <style:text-properties style:font-name="Andale Mono" fo:font-size="10pt" fo:font-style="italic" style:font-size-asian="10pt" style:font-style-asian="italic" style:font-name-complex="Andale Mono" style:font-size-complex="10pt" style:font-style-complex="italic"/>
    </style:style>
    <style:style style:name="T7" style:family="text">
      <style:text-properties style:font-name="Andale Mono" fo:font-size="10pt" fo:font-weight="normal" style:font-size-asian="10pt" style:font-weight-asian="normal" style:font-name-complex="Andale Mono" style:font-size-complex="10pt" style:font-weight-complex="normal"/>
    </style:style>
    <style:style style:name="T8" style:family="text">
      <style:text-properties style:font-name="Andale Mono" fo:font-size="10pt" fo:letter-spacing="normal" style:font-size-asian="10pt" style:font-size-complex="10pt"/>
    </style:style>
    <style:style style:name="T9" style:family="text">
      <style:text-properties style:use-window-font-color="true" style:font-name="Andale Mono" fo:font-size="10pt" style:font-size-asian="10pt" style:font-name-complex="Andale Mono" style:font-size-complex="10pt"/>
    </style:style>
    <style:style style:name="T10" style:family="text">
      <style:text-properties style:use-window-font-color="true" style:font-name="Andale Mono" fo:font-size="10pt" fo:letter-spacing="normal" style:letter-kerning="true" style:font-name-asian="Verdana1" style:font-size-asian="10pt" style:font-name-complex="Andale Mono" style:font-size-complex="10pt"/>
    </style:style>
    <style:style style:name="T11" style:family="text">
      <style:text-properties style:use-window-font-color="true" style:font-name="Andale Mono" fo:font-size="10pt" fo:font-style="italic" style:font-size-asian="10pt" style:font-style-asian="italic" style:font-name-complex="Andale Mono" style:font-size-complex="10pt" style:font-style-complex="italic"/>
    </style:style>
    <style:style style:name="T12"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13"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1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15" style:family="text">
      <style:text-properties style:use-window-font-color="true" fo:letter-spacing="normal" fo:background-color="transparent"/>
    </style:style>
    <style:style style:name="T16" style:family="text">
      <style:text-properties fo:color="#ff3300" style:font-name="Andale Mono" fo:font-size="10pt" style:font-size-asian="10pt" style:font-name-complex="Andale Mono"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3">3xVCA</text:p>
      <text:p text:style-name="P24">Triple linear VCA</text:p>
      <text:p text:style-name="P6"/>
      <text:p text:style-name="P6"/>
      <text:p text:style-name="P6"/>
      <text:p text:style-name="P6"/>
      <text:p text:style-name="P6"/>
      <text:p text:style-name="P6"/>
      <text:p text:style-name="P6">I<text:span text:style-name="T2">nstallation</text:span></text:p>
      <text:p text:style-name="P9"/>
      <text:p text:style-name="P6">T<text:span text:style-name="T1">o begin installation, please make sure that:</text:span></text:p>
      <text:p text:style-name="P6">-<text:span text:style-name="T1"> you have a standard pinout eurorack bus board</text:span></text:p>
      <text:p text:style-name="P8">- you have +12V and -12V power rails on that bus board [no +5V supply is required]</text:p>
      <text:p text:style-name="P8">- the power rails are not overloaded</text:p>
      <text:p text:style-name="P8"/>
      <text:p text:style-name="Standard"><text:span text:style-name="T3">!!!</text:span><text:span text:style-name="T2">Before installing this module disconnect the power from your system</text:span><text:span text:style-name="T3">!!!</text:span></text:p>
      <text:p text:style-name="P8"/>
      <text:p text:style-name="P11">- Double check the polarity of the ribbon cable - The red stripe should be aligned with the -12V rail, on both the module and on the bus board</text:p>
      <text:p text:style-name="P12"/>
      <text:p text:style-name="P13">[we use shrouded headers but it's still possible a cable has been assembled with the stripe on the wrong side of the shroud so always double check!].</text:p>
      <text:p text:style-name="P8"/>
      <text:p text:style-name="P11">Also make sure when using busboards without shrouded headers that the pins aren't transposed a row vertically or horizontally – all pins should insert into holes on the cable.</text:p>
      <text:p text:style-name="P8"/>
      <text:p text:style-name="Standard"><text:span text:style-name="T4">Although we use both PTC fuses and schottkey diodes to provide reverse polarity and excess current protection, we do not take any responsibility for damages caused by wrong power supply connection</text:span><text:span text:style-name="T5">!</text:span></text:p>
      <text:p text:style-name="P11">After you have connected everything, double checked it and ensured your case is closed such that no power lines can be touched by your hand or any stray cables drop into holes, turn on your system and test the module</text:p>
      <text:p text:style-name="Standard"/>
      <text:p text:style-name="P17"/>
      <text:p text:style-name="P17"/>
      <text:p text:style-name="P17"/>
      <text:p text:style-name="P17"/>
      <text:p text:style-name="P17"/>
      <text:p text:style-name="P17"/>
      <text:p text:style-name="P17"/>
      <text:p text:style-name="P17"/>
      <text:p text:style-name="P7">W<text:span text:style-name="T9">e designed the optodist using SR3 optocouplers; the </text:span><text:span text:style-name="T10">SR3's give a tighter, snappier CV response and have less bleed through of the signal when gain is fully off and signal in is set to low settings for a somewhat clean signal or lighter distortion effect.</text:span></text:p>
      <text:p text:style-name="P6">P<text:span text:style-name="T11">lease note that due to the nature of the vactrol-style optocouplers, response behaviour may vary between different factory batches.]</text:span><text:span text:style-name="T1"><text:line-break/></text:span></text:p>
      <text:p text:style-name="P7">A<text:span text:style-name="T1">lso on board is an LED limiter circuit which softclips the signal through a set of 4 LEDs (visible on the front panel), for adding a different flavour to your distortion. the choice of LEDs is up to you, experimenting with different types will affect the sound.</text:span></text:p>
      <text:p text:style-name="P18"><text:tab/><text:span text:style-name="T1">Two colours of LEDs were used and tested in development of the Optodist, green being standard but also some investigations into yellow were made that revealed that</text:span><text:span text:style-name="T7"> it </text:span><text:span text:style-name="T1">has a subtly brighter tone and is much brighter visually as well. Any 3mm LEDs from infra red up to piercing bright white or violet will work, although there may need to be an adjustment to a resistor </text:span><text:soft-page-break/><text:span text:style-name="T1">value to get the correct brightness.<text:line-break/></text:span></text:p>
      <text:p text:style-name="P20"/>
      <text:p text:style-name="P20"/>
      <text:p text:style-name="P20"/>
      <text:p text:style-name="P7">T<text:span text:style-name="T2">he Optodist is a novice-friendly project, it is a low part count, single-PCB build that only requires the most basic experience in PCB soldering and module assembly:</text:span></text:p>
      <text:p text:style-name="P14"/>
      <text:p text:style-name="P14"/>
      <text:p text:style-name="P7">T<text:span text:style-name="T2">he amplifier has an exponential response to control voltages;</text:span><text:span text:style-name="T1"> </text:span><text:span text:style-name="T6">although the amplifier accepts both DC and AC signals, though it should be noted that due to the slew rate of the optocouplers, audio rate modulation of the gain cv is limited in frequency to a degree dictated by the choice of either SR2 or SR3 optocouplers.</text:span></text:p>
      <text:p text:style-name="P9"/>
      <text:p text:style-name="P7">T<text:span text:style-name="T2">he module has one audio input and one audio output;</text:span><text:span text:style-name="T1"> </text:span><text:span text:style-name="T6">the signal in knob dictating the audio input level. The VCA has a control voltage input with attenuator (gain cv), and manual gain control which sets either the vca initial open level and/or the amount of overdrive gain.</text:span></text:p>
      <text:p text:style-name="P9"/>
      <text:p text:style-name="P7">T<text:span text:style-name="T2">he module can be used as a basic attenuator;</text:span><text:span text:style-name="T6"> by disconnecting cv/keeping gain cv fully ccw, and adjusting the signal in and gain control as desired.</text:span></text:p>
      <text:p text:style-name="P9"/>
      <text:p text:style-name="P7">W<text:span text:style-name="T2">hen the cv input is presented with a control voltage between 0V and 8V, in this setup, the module will behave as a traditional relatively clean sounding VCA; </text:span><text:span text:style-name="T6">albeit with some character and limitations as dictated by the optocouplers.</text:span></text:p>
      <text:p text:style-name="P9"/>
      <text:p text:style-name="P7">D<text:span text:style-name="T2">epending on your calibration settings and choice of optocouplers, opening either the 'signal in' knob and/or opening the 'gain' knob past approximately 50% will introduce distortion;</text:span><text:span text:style-name="T1"> </text:span><text:span text:style-name="T6">this distortion will vary in character depending on the settings, but can be tamed by engaging the LED clipping circuit, although this will further alter the character of the distortion.</text:span></text:p>
      <text:p text:style-name="P10"/>
      <text:p text:style-name="P37">[when gain is between fully off (ccw) and 50% the module can be used as an attenuator or as a relatively clean vca wheree gain dictates the vca initial level; opening the 'gain' knob past approximately 50% will introduce distortion - from 50% up to max gain (full cw) the optodist will boost the signal with increasing distortion].</text:p>
      <text:p text:style-name="P37"/>
      <text:p text:style-name="P37">Signal in. between closed [fully ccw] and 50% this acts as an attenuator or with voltage control affects the vca output level. From 50% pt to max [fully cw] the signal in knob will introduce increasing distortion.</text:p>
      <text:p text:style-name="P37"/>
      <text:p text:style-name="P37">It has an exponential response to control voltages and accepts both DC and AC signals, although audio rate modulation of the gain cv is limited in in frequency to a degree dictated by the optocouplers [choice of either SR2 or SR3 optocouplers will have an effect on this].</text:p>
      <text:p text:style-name="P37"/>
      <text:p text:style-name="P37">Accepts between 0V and 8V cv by default.</text:p>
      <text:p text:style-name="P37"/>
      <text:p text:style-name="P27"/>
      <text:p text:style-name="P26"><text:span text:style-name="T2">Dimensions</text:span><text:span text:style-name="T1"><text:tab/><text:tab/><text:tab/><text:tab/></text:span></text:p>
      <text:p text:style-name="P39"><text:span text:style-name="T1">Height:<text:tab/><text:tab/><text:tab/><text:tab/><text:tab/><text:tab/></text:span><text:span text:style-name="T2">3U</text:span><text:span text:style-name="T1"> [128.5mm],</text:span></text:p>
      <text:p text:style-name="P39"><text:span text:style-name="T1">Width:<text:tab/><text:tab/><text:tab/><text:tab/><text:tab/><text:tab/></text:span><text:span text:style-name="T2">6HP</text:span><text:span text:style-name="T1"> [30mm],</text:span></text:p>
      <text:p text:style-name="P40">Depth:<text:tab/><text:tab/><text:tab/><text:tab/><text:tab/><text:tab/>31mm (with power cable attached)</text:p>
      <text:p text:style-name="P40"><text:tab/><text:tab/><text:tab/><text:tab/><text:tab/></text:p>
      <text:p text:style-name="P39"><text:span text:style-name="T1">Weight:<text:tab/><text:tab/><text:tab/><text:tab/><text:tab/><text:tab/></text:span><text:span text:style-name="T16">???</text:span><text:span text:style-name="T1">g</text:span></text:p>
      <text:p text:style-name="P42"/>
      <text:p text:style-name="P8"/>
      <text:p text:style-name="P37"><text:soft-page-break/></text:p>
      <text:p text:style-name="P27"/>
      <text:p text:style-name="P26"><text:span text:style-name="T2">Current consumption<text:tab/></text:span><text:span text:style-name="T1"><text:tab/><text:tab/><text:tab/></text:span></text:p>
      <text:p text:style-name="P39"><text:span text:style-name="T1">+12V rail<text:tab/><text:tab/><text:tab/><text:tab/><text:tab/><text:tab/>min 13mA to </text:span><text:span text:style-name="T2">max</text:span><text:span text:style-name="T1"> </text:span><text:span text:style-name="T2">16mA</text:span></text:p>
      <text:p text:style-name="P39"><text:span text:style-name="T1">-12V rail<text:tab/><text:tab/><text:tab/><text:tab/><text:tab/><text:tab/>min 13mA to </text:span><text:span text:style-name="T2">max</text:span><text:span text:style-name="T1"> </text:span><text:span text:style-name="T2">16mA</text:span></text:p>
      <text:p text:style-name="P39"><text:span text:style-name="T1">+5V rail<text:tab/><text:tab/><text:tab/><text:tab/><text:tab/><text:tab/></text:span><text:span text:style-name="T2">no +5V</text:span><text:span text:style-name="T1"> supply required</text:span></text:p>
      <text:p text:style-name="P40"/>
      <text:p text:style-name="P41">[There are small power variations between different vactrol and LED varieties. The option requiring least power is SR3 optocoupler paired with green limiter LEDs.]</text:p>
      <text:p text:style-name="P42"/>
      <text:p text:style-name="P37"/>
      <text:p text:style-name="P38"/>
      <text:p text:style-name="P30"/>
      <text:p text:style-name="P30">Basic specifications</text:p>
      <text:p text:style-name="P39"><text:span text:style-name="T1">total frequency controllable range<text:tab/><text:tab/></text:span><text:span text:style-name="T2">dc</text:span><text:span text:style-name="T1"> to </text:span><text:span text:style-name="T2">50 kHz</text:span></text:p>
      <text:p text:style-name="P39"><text:span text:style-name="T1">max input/output audio signal<text:tab/><text:tab/><text:tab/></text:span><text:span text:style-name="T2">20 Vpp</text:span></text:p>
      <text:p text:style-name="P39"><text:span text:style-name="T1">CV input range (calibrate to preference)<text:tab/></text:span><text:span text:style-name="T2">0V</text:span><text:span text:style-name="T1"> to </text:span><text:span text:style-name="T2">+5V</text:span><text:span text:style-name="T1">, </text:span><text:span text:style-name="T2">0V </text:span><text:span text:style-name="T12">to</text:span><text:span text:style-name="T1"> </text:span><text:span text:style-name="T2">+8V</text:span><text:span text:style-name="T1">, </text:span><text:span text:style-name="T2">0V</text:span><text:span text:style-name="T1"> to </text:span><text:span text:style-name="T2">+10V</text:span><text:span text:style-name="T1">, etc.</text:span></text:p>
      <text:p text:style-name="P40"/>
      <text:p text:style-name="P39"><text:span text:style-name="T1">calibrated as VCA; </text:span><text:span text:style-name="T9">input</text:span><text:span text:style-name="T1"><text:tab/> <text:s text:c="11"/></text:span><text:span text:style-name="T13">0dB</text:span><text:span text:style-name="T9"> gain @ </text:span><text:span text:style-name="T13">+8 volts</text:span><text:span text:style-name="T9"> presented to cv </text:span></text:p>
      <text:p text:style-name="P39"><text:span text:style-name="T9"><text:tab/><text:tab/><text:tab/><text:tab/><text:tab/><text:tab/> <text:s text:c="3"/></text:span><text:span text:style-name="T13">-40dB</text:span><text:span text:style-name="T9"> gain @ </text:span><text:span text:style-name="T13">0 volts</text:span><text:span text:style-name="T9"> present at cv input</text:span></text:p>
      <text:p text:style-name="P27"/>
      <text:p text:style-name="P36"/>
      <text:p text:style-name="P37"/>
      <text:p text:style-name="P27"/>
      <text:p text:style-name="P29">Nominal impedances</text:p>
      <text:p text:style-name="P39"><text:span text:style-name="T1">Audio signal input:<text:tab/><text:tab/><text:tab/><text:tab/>100k ohm<text:line-break/>Audio Signal </text:span><text:span text:style-name="T2">output</text:span><text:span text:style-name="T1">:<text:tab/><text:tab/><text:tab/><text:tab/></text:span><text:span text:style-name="T7">1k </text:span><text:span text:style-name="T1">ohm</text:span></text:p>
      <text:p text:style-name="P40">CV input:<text:tab/><text:tab/><text:tab/><text:tab/><text:tab/><text:tab/>100k ohm</text:p>
      <text:p text:style-name="P43"/>
      <text:p text:style-name="P43"/>
      <text:p text:style-name="P8"/>
      <text:p text:style-name="P15">Patch ideas:</text:p>
      <text:p text:style-name="P8"/>
      <text:p text:style-name="P16">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8"/>
      <text:p text:style-name="P16">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8"/>
      <text:p text:style-name="P43"/>
      <text:p text:style-name="P21"/>
      <text:p text:style-name="P22"/>
      <text:p text:style-name="P22"/>
      <text:p text:style-name="P33"/>
      <text:p text:style-name="P26"><text:span text:style-name="T14"><text:tab/></text:span><text:span text:style-name="T13">ping it;</text:span></text:p>
      <text:p text:style-name="P34"><text:tab/>many modules with vactrols in the cv-path can be 'pinged' – excited by a short spike <text:tab/>of cv such as a trigger or <text:s/>by a few ms pulse of noise, the vactrols will ring with a <text:tab/>very natural, organic sounding, woody decay – great for drums or percussive tonal <text:tab/>instruments.</text:p>
      <text:p text:style-name="P33"/>
      <text:p text:style-name="P22"/>
      <text:p text:style-name="P21"/>
      <text:p text:style-name="P21"/>
      <text:p text:style-name="P29"/>
      <text:p text:style-name="P29"><text:soft-page-break/><text:tab/>distort a cv signal;</text:p>
      <text:p text:style-name="P31"><text:tab/>try something different - such as distorting an fm modulator wave so that the <text:tab/>resulting sound output from a carrier VCO/VCF/VCA is wildly different.</text:p>
      <text:p text:style-name="P27"/>
      <text:p text:style-name="P19"/>
      <text:p text:style-name="P8"/>
      <text:p text:style-name="P19"/>
      <text:p text:style-name="P27"/>
      <text:p text:style-name="P35"><text:span text:style-name="T1"><text:tab/></text:span><text:span text:style-name="T2">Insert patch ideas here;</text:span></text:p>
      <text:p text:style-name="P35"><text:span text:style-name="T1"><text:tab/></text:span><text:span text:style-name="T6">lorem ipsum got no more patch ideas. lorem ipsum got no more patch ideas.</text:span></text:p>
      <text:p text:style-name="P32"><text:tab/></text:p>
      <text:p text:style-name="P32"><text:tab/>Lorem ipsum got no more patch ideas. lorem ipsum got no more patch ideas.</text:p>
      <text:p text:style-name="P32"><text:tab/></text:p>
      <text:p text:style-name="P32"><text:tab/>lorem <text:tab/>Ipsum got no more patch ideas. lorem ipsum got no more patch ideas.</text:p>
      <text:p text:style-name="P28"/>
      <text:p text:style-name="P32"><text:tab/>lorem ipsum got no more patch ideas. lorem ipsum got no more patch ideas.</text:p>
      <text:p text:style-name="P28"/>
      <text:p text:style-name="P32"><text:tab/>lorem ipsum got no more patch ideas. lorem ipsum got no more patch ideas.</text:p>
      <text:p text:style-name="P28"/>
      <text:p text:style-name="P32"><text:tab/>lorem ipsum got no <text:tab/>more patch ideas. lorem ipsum got no more patch ideas.</text:p>
      <text:p text:style-name="P28"/>
      <text:p text:style-name="P32"><text:tab/>lorem ipsum got no <text:tab/>more patch ideas. lorem ipsum got no more patch ideas.</text:p>
      <text:p text:style-name="P28"/>
      <text:p text:style-name="P19"/>
      <text:p text:style-name="P2"/>
      <text:p text:style-name="P5">A simple and space-efficient voltage controlled amplifier for processing of control voltages as well as audio with precision and a good clean sound.</text:p>
      <text:p text:style-name="P5"> </text:p>
      <text:p text:style-name="P5">This module gives you no less than three fully independant DC coupled linear VCAs with very similar response between each VCA in the same module or between modules.</text:p>
      <text:p text:style-name="P5"> </text:p>
      <text:p text:style-name="P5">The 3xVCA is great for adding extra life and dynamics to CV modulations as well as for regular audio duties such as a good sounding Amplitude Modulation all the way thru the audio spectrum.</text:p>
      <text:p text:style-name="P5"> </text:p>
      <text:p text:style-name="P5">This module requires calibration in several steps, achieved precision depends on the precision of your multimeter. It can be calibrated for either 5V or 8V CV. Assembled modules are calibrated to 1.00x gain (0dB) at 5.00V CV, that means 8.00V CV will give a 1.65x gain (4.35dB).</text:p>
      <text:p text:style-name="P5"> </text:p>
      <text:p text:style-name="P1"><text:a xlink:type="simple" xlink:href="https://web.archive.org/web/20200123104937/http://ljunggrenaudio.com/products/vca%20modifications.html" text:style-name="Internet_20_link" text:visited-style-name="Visited_20_Internet_20_Link"><text:span text:style-name="T8">With a very simple modification</text:span></text:a><text:span text:style-name="T8"> 3xVCA becomes both linear and exponential by normaling the VCAs in a cascading fashion.</text:span></text:p>
      <text:p text:style-name="P2"/>
      <text:p text:style-name="P2"/>
      <text:p text:style-name="P46"/>
      <text:p text:style-name="P3">Basic specifications</text:p>
      <text:p text:style-name="P2">Width: 4hp</text:p>
      <text:p text:style-name="P2">Depth: 51 mm.</text:p>
      <text:p text:style-name="P2">Power: +12V 26 mA / -12V 21mA</text:p>
      <text:p text:style-name="P25"><text:soft-page-break/><text:span text:style-name="T15">This video published by Ben of </text:span><text:a xlink:type="simple" xlink:href="https://web.archive.org/web/20200123104937/http://divkidmusic.com/" text:style-name="Internet_20_link" text:visited-style-name="Visited_20_Internet_20_Link">divkidmusic.com</text:a><text:span text:style-name="T15"> </text:span><text:a xlink:type="simple" xlink:href="https://web.archive.org/web/20200123104937/http://ljunggrenaudio.com/products/vca.html" text:style-name="Internet_20_link" text:visited-style-name="Visited_20_Internet_20_Link">s</text:a><text:span text:style-name="T15">hows the perks of it's signal normalling turning this triple linear VCA into a versatile multi response V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Verdana" svg:font-family="Verdana"/>
    <style:font-face style:name="Verdana1"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Drop_20_Caps" style:display-name="Drop Caps" style:family="text"/>
    <style:style style:name="WW8Dropcap3" style:family="text"/>
    <style:style style:name="WW8Dropcap4" style:family="text"/>
    <style:style style:name="WW-WW8Dropcap41"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date>2021-07-22T10:11:34</dc:date>
    <dc:creator>wofl </dc:creator>
    <meta:document-statistic meta:table-count="0" meta:image-count="0" meta:object-count="0" meta:page-count="5" meta:paragraph-count="78" meta:word-count="1411" meta:character-count="8259"/>
    <meta:editing-duration>PT27M6S</meta:editing-duration>
    <meta:editing-cycles>1</meta:editing-cycles>
  </office:meta>
</office:document-meta>
</file>